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Standard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 style:list-style-name="L1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yrics 'Inside'</text:p>
      <text:p text:style-name="Standard"/>
      <text:p text:style-name="P3">I close my lids, look into my eyes</text:p>
      <text:p text:style-name="P1">listen to the sound of the world passing by</text:p>
      <text:p text:style-name="P1">cars rushing,</text:p>
      <text:p text:style-name="P1">wind rustling,</text:p>
      <text:p text:style-name="P1">news flash,</text:p>
      <text:p text:style-name="P1">plane crash</text:p>
      <text:p text:style-name="P1">drowning out the noise of children playing in the street</text:p>
      <text:p text:style-name="P2"/>
      <text:p text:style-name="P1">my mind is open, a tear is running</text:p>
      <text:p text:style-name="P1">kaleidoscope of darkness in my mind</text:p>
      <text:p text:style-name="P1">thoughts tumbling,</text:p>
      <text:p text:style-name="P1">fears mumbling,</text:p>
      <text:p text:style-name="P1">hopes wake,</text:p>
      <text:p text:style-name="P1">heart ache</text:p>
      <text:p text:style-name="P1">still I try to find tomorrow in this black</text:p>
      <text:p text:style-name="P2"/>
      <text:p text:style-name="P1">I fade out the distant sirens</text:p>
      <text:p text:style-name="P1">and I find my dream</text:p>
      <text:p text:style-name="P1">by cranking up the music in my mind</text:p>
      <text:p text:style-name="P2"/>
      <text:p text:style-name="P1">I open my eyes, watch the people</text:p>
      <text:p text:style-name="P1">all so very different and yet the same</text:p>
      <text:p text:style-name="P1">home-building,</text:p>
      <text:p text:style-name="P1">wild-thinking,</text:p>
      <text:p text:style-name="P1">dream-walking,</text:p>
      <text:p text:style-name="P1">fast-talking</text:p>
      <text:p text:style-name="P1">see how everyone makes his own way down the road</text:p>
      <text:p text:style-name="P2"/>
      <text:p text:style-name="P1">everyday we wake when it's time to get up</text:p>
      <text:p text:style-name="P1">we finish our armor with some tie that we got</text:p>
      <text:p text:style-name="P1">act smart,</text:p>
      <text:p text:style-name="P1">work hard,</text:p>
      <text:p text:style-name="P1">come on,</text:p>
      <text:p text:style-name="P1">dream on</text:p>
      <text:p text:style-name="P1">and only stop to wonder how time has passed us by</text:p>
      <text:p text:style-name="P2"/>
      <text:p text:style-name="P1">I push away the distant sorrows</text:p>
      <text:p text:style-name="P1">and I find my dream</text:p>
      <text:p text:style-name="P4">by cranking up the music in my mind</text:p>
      <text:p text:style-name="P5"><draw:frame draw:style-name="fr1" draw:name="Frame1" text:anchor-type="paragraph" svg:x="0.224cm" svg:y="2.185cm" svg:width="9.402cm" draw:z-index="0"><draw:text-box fo:min-height="4.263cm"><text:p text:style-name="Frame_20_contents">Some text inside a box</text:p></draw:text-box></draw:frame>© 2010 Marcus Ilgner, Licensed under CC-BY-NC</text:p>
      <text:p text:style-name="P5"/>
      <text:list xml:id="list40231025" text:style-name="L1">
        <text:list-item>
          <text:p text:style-name="P6">a bullet list text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>And some text inside a table</text:p>
          </table:table-cell>
        </table:table-row>
        <table:table-row>
          <table:table-cell table:style-name="Table1.A2" office:value-type="string">
            <text:p text:style-name="Table_20_Contents">That is partially hidden</text:p>
          </table:table-cell>
          <table:table-cell table:style-name="Table1.B2" office:value-type="string">
            <text:p text:style-name="Table_20_Contents"/>
          </table:table-cell>
        </table:table-row>
      </table:table>
      <text:list xml:id="list40210842" text:continue-numbering="true" text:style-name="L1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Ilgner</meta:initial-creator>
    <meta:creation-date>2012-06-13T19:24:23.53</meta:creation-date>
    <meta:editing-cycles>5</meta:editing-cycles>
    <meta:editing-duration>PT1M2S</meta:editing-duration>
    <dc:title>Inside</dc:title>
    <dc:date>2012-06-13T20:08:32.50</dc:date>
    <dc:creator>Marcus Ilgner</dc:creator>
    <meta:generator>LibreOffice/3.5$Windows_x86 LibreOffice_project/7e68ba2-a744ebf-1f241b7-c506db1-7d53735</meta:generator>
    <meta:keyword>Music</meta:keyword>
    <meta:keyword>Lyrics</meta:keyword>
    <meta:document-statistic meta:table-count="1" meta:image-count="0" meta:object-count="0" meta:page-count="1" meta:paragraph-count="40" meta:word-count="200" meta:character-count="1011" meta:non-whitespace-character-count="852"/>
  </office:meta>
</office:document-meta>
</file>